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b96ec" officeooo:paragraph-rsid="000b96ec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b96ec" officeooo:paragraph-rsid="000b96e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b96ec" officeooo:paragraph-rsid="001f288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b96ec" officeooo:paragraph-rsid="001fec9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b96ec" officeooo:paragraph-rsid="00210b6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de572" officeooo:paragraph-rsid="000de57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0df79c" officeooo:paragraph-rsid="000df79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6d375" officeooo:paragraph-rsid="0016d37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f2884" officeooo:paragraph-rsid="001f288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fec9e" officeooo:paragraph-rsid="001fec9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216d16" officeooo:paragraph-rsid="00216d1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216d16" officeooo:paragraph-rsid="00210b6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paragraph-rsid="000de572"/>
    </style:style>
    <style:style style:name="P14" style:family="paragraph" style:parent-style-name="Standard">
      <style:paragraph-properties fo:text-align="start" style:justify-single-word="false"/>
      <style:text-properties officeooo:rsid="000df79c" officeooo:paragraph-rsid="000df79c"/>
    </style:style>
    <style:style style:name="P15" style:family="paragraph" style:parent-style-name="Standard">
      <style:paragraph-properties fo:text-align="start" style:justify-single-word="false"/>
      <style:text-properties officeooo:rsid="000df79c" officeooo:paragraph-rsid="0012832f"/>
    </style:style>
    <style:style style:name="P16" style:family="paragraph" style:parent-style-name="Standard">
      <style:paragraph-properties fo:text-align="start" style:justify-single-word="false"/>
      <style:text-properties officeooo:rsid="00147792" officeooo:paragraph-rsid="00147792"/>
    </style:style>
    <style:style style:name="P17" style:family="paragraph" style:parent-style-name="Standard">
      <style:paragraph-properties fo:text-align="start" style:justify-single-word="false"/>
      <style:text-properties officeooo:rsid="00147792" officeooo:paragraph-rsid="00163ddf"/>
    </style:style>
    <style:style style:name="P18" style:family="paragraph" style:parent-style-name="Standard">
      <style:paragraph-properties fo:text-align="start" style:justify-single-word="false"/>
      <style:text-properties officeooo:rsid="001766ba" officeooo:paragraph-rsid="001928fb"/>
    </style:style>
    <style:style style:name="P19" style:family="paragraph" style:parent-style-name="Standard">
      <style:paragraph-properties fo:text-align="start" style:justify-single-word="false"/>
      <style:text-properties officeooo:rsid="001928fb" officeooo:paragraph-rsid="001928fb"/>
    </style:style>
    <style:style style:name="P20" style:family="paragraph" style:parent-style-name="Standard">
      <style:paragraph-properties fo:text-align="start" style:justify-single-word="false"/>
      <style:text-properties officeooo:rsid="001928fb" officeooo:paragraph-rsid="001b9293"/>
    </style:style>
    <style:style style:name="P21" style:family="paragraph" style:parent-style-name="Standard">
      <style:paragraph-properties fo:text-align="start" style:justify-single-word="false"/>
      <style:text-properties officeooo:rsid="001e5691" officeooo:paragraph-rsid="001e5691"/>
    </style:style>
    <style:style style:name="P22" style:family="paragraph" style:parent-style-name="Standard">
      <style:paragraph-properties fo:text-align="start" style:justify-single-word="false"/>
      <style:text-properties officeooo:rsid="001f2884" officeooo:paragraph-rsid="001f2884"/>
    </style:style>
    <style:style style:name="T1" style:family="text">
      <style:text-properties style:text-underline-style="non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text-underline-style="none"/>
    </style:style>
    <style:style style:name="T4" style:family="text">
      <style:text-properties style:font-name="Liberation Serif1" style:text-underline-style="none" officeooo:rsid="000c0673"/>
    </style:style>
    <style:style style:name="T5" style:family="text">
      <style:text-properties style:font-name="Liberation Serif1" style:text-underline-style="none" officeooo:rsid="000de572"/>
    </style:style>
    <style:style style:name="T6" style:family="text">
      <style:text-properties style:font-name="Liberation Serif1" fo:font-size="12pt" style:text-underline-style="none" style:font-size-asian="10.5pt" style:font-size-complex="12pt"/>
    </style:style>
    <style:style style:name="T7" style:family="text">
      <style:text-properties style:font-name="Liberation Serif1" fo:font-size="12pt" style:text-underline-style="none" officeooo:rsid="000de572" style:font-size-asian="10.5pt" style:font-size-complex="12pt"/>
    </style:style>
    <style:style style:name="T8" style:family="text">
      <style:text-properties style:font-name="Liberation Serif1" fo:font-size="12pt" style:text-underline-style="none" officeooo:rsid="000df79c" style:font-size-asian="10.5pt" style:font-size-complex="12pt"/>
    </style:style>
    <style:style style:name="T9" style:family="text">
      <style:text-properties style:font-name="Liberation Serif1" fo:font-size="12pt" style:text-underline-style="none" officeooo:rsid="000c0673" style:font-size-asian="10.5pt" style:font-size-complex="12pt"/>
    </style:style>
    <style:style style:name="T10" style:family="text">
      <style:text-properties style:font-name="Liberation Serif1" fo:font-size="12pt" style:text-underline-style="none" officeooo:rsid="000f5c6a" style:font-size-asian="10.5pt" style:font-size-complex="12pt"/>
    </style:style>
    <style:style style:name="T11" style:family="text">
      <style:text-properties style:font-name="Liberation Serif1" fo:font-size="12pt" style:text-underline-style="none" officeooo:rsid="0011d34f" style:font-size-asian="10.5pt" style:font-size-complex="12pt"/>
    </style:style>
    <style:style style:name="T12" style:family="text">
      <style:text-properties style:font-name="Liberation Serif1" fo:font-size="12pt" style:text-underline-style="none" officeooo:rsid="0012832f" style:font-size-asian="10.5pt" style:font-size-complex="12pt"/>
    </style:style>
    <style:style style:name="T13" style:family="text">
      <style:text-properties style:font-name="Liberation Serif1" fo:font-size="12pt" style:text-underline-style="none" officeooo:rsid="00147792" style:font-size-asian="10.5pt" style:font-size-complex="12pt"/>
    </style:style>
    <style:style style:name="T14" style:family="text">
      <style:text-properties style:font-name="Liberation Serif1" fo:font-size="12pt" style:text-underline-style="none" officeooo:rsid="0014d76c" style:font-size-asian="10.5pt" style:font-size-complex="12pt"/>
    </style:style>
    <style:style style:name="T15" style:family="text">
      <style:text-properties style:font-name="Liberation Serif1" fo:font-size="12pt" style:text-underline-style="none" officeooo:rsid="0016d375" style:font-size-asian="10.5pt" style:font-size-complex="12pt"/>
    </style:style>
    <style:style style:name="T16" style:family="text">
      <style:text-properties style:font-name="Liberation Serif1" fo:font-size="12pt" style:text-underline-style="none" officeooo:rsid="001766ba" style:font-size-asian="10.5pt" style:font-size-complex="12pt"/>
    </style:style>
    <style:style style:name="T17" style:family="text">
      <style:text-properties style:font-name="Liberation Serif1" fo:font-size="12pt" style:text-underline-style="none" officeooo:rsid="001928fb" style:font-size-asian="10.5pt" style:font-size-complex="12pt"/>
    </style:style>
    <style:style style:name="T18" style:family="text">
      <style:text-properties style:font-name="Liberation Serif1" fo:font-size="12pt" style:text-underline-style="none" officeooo:rsid="001b9293" style:font-size-asian="10.5pt" style:font-size-complex="12pt"/>
    </style:style>
    <style:style style:name="T19" style:family="text">
      <style:text-properties style:font-name="Liberation Serif1" fo:font-size="12pt" style:text-underline-style="none" officeooo:rsid="001d839e" style:font-size-asian="10.5pt" style:font-size-complex="12pt"/>
    </style:style>
    <style:style style:name="T20" style:family="text">
      <style:text-properties style:font-name="Liberation Serif1" fo:font-size="12pt" style:text-underline-style="none" officeooo:rsid="001e5691" style:font-size-asian="10.5pt" style:font-size-complex="12pt"/>
    </style:style>
    <style:style style:name="T21" style:family="text">
      <style:text-properties style:font-name="Liberation Serif1" fo:font-size="12pt" style:font-size-asian="10.5pt" style:font-size-complex="12pt"/>
    </style:style>
    <style:style style:name="T22" style:family="text">
      <style:text-properties style:font-name="Liberation Serif1" officeooo:rsid="001f2884"/>
    </style:style>
    <style:style style:name="T23" style:family="text">
      <style:text-properties style:font-name="Liberation Serif1" officeooo:rsid="000df79c"/>
    </style:style>
    <style:style style:name="T24" style:family="text">
      <style:text-properties style:font-name="Liberation Serif1" officeooo:rsid="001fec9e"/>
    </style:style>
    <style:style style:name="T25" style:family="text">
      <style:text-properties style:font-name="Liberation Serif1" officeooo:rsid="00210b66"/>
    </style:style>
    <style:style style:name="T26" style:family="text">
      <style:text-properties style:font-name="Liberation Serif1" officeooo:rsid="00216d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esentación con lógica de predicados</text:p>
      <text:p text:style-name="P1"/>
      <text:p text:style-name="P1"/>
      <text:p text:style-name="P2">Problema 8.6 del libro “Artifical Intelligence. A Modern Aproach”</text:p>
      <text:p text:style-name="P2"/>
      <text:p text:style-name="P7">x = variable</text:p>
      <text:p text:style-name="P8">y = variable</text:p>
      <text:p text:style-name="P7">a = constante</text:p>
      <text:p text:style-name="P2"><text:span text:style-name="T1"/></text:p>
      <text:p text:style-name="P2"><text:span text:style-name="T1">1.- Algunos alumnos dieron francés en primavera de 2001.</text:span></text:p>
      <text:p text:style-name="P2"><text:span text:style-name="T1"/></text:p>
      <text:p text:style-name="P2"><text:span text:style-name="T1"><text:tab/></text:span><text:span text:style-name="T4">Ǝx Alumno(x) ^ D</text:span><text:span text:style-name="T5">ar</text:span><text:span text:style-name="T4">Francés(x) ^ EsPrimavera() ^ Es2001()</text:span></text:p>
      <text:p text:style-name="P2"><text:span text:style-name="T4"/></text:p>
      <text:p text:style-name="P6"><text:span text:style-name="T4">2.- </text:span><text:span text:style-name="T3">Todos los alumnos que dieron francés aprobaron.</text:span></text:p>
      <text:p text:style-name="P6"><text:span text:style-name="T3"/></text:p>
      <text:p text:style-name="P13"><text:span text:style-name="T7"><text:tab/></text:span><text:span text:style-name="T3">V</text:span><text:span text:style-name="T7">x (Alumno(x</text:span><text:span text:style-name="T8">) </text:span><text:span text:style-name="T7">^ DarFrancés(x)</text:span><text:span text:style-name="T11">)</text:span><text:span text:style-name="T7"> →</text:span><text:span text:style-name="T10"> </text:span><text:span text:style-name="T7">Aprueba(x</text:span><text:span text:style-name="T8">)</text:span></text:p>
      <text:p text:style-name="P13"><text:span text:style-name="T8"/></text:p>
      <text:p text:style-name="P14"><text:span text:style-name="T6">3.- Solo un alumno dio griego en primavera de 2001.</text:span></text:p>
      <text:p text:style-name="P14"><text:span text:style-name="T6"/></text:p>
      <text:p text:style-name="P14"><text:span text:style-name="T6"><text:tab/>Alumno(a) ^ DarGriego(a) ^ </text:span><text:span text:style-name="T9">EsPrimavera() ^ Es2001()</text:span></text:p>
      <text:p text:style-name="P14"><text:span text:style-name="T9"/></text:p>
      <text:p text:style-name="P14"><text:span text:style-name="T9">4.- </text:span><text:span text:style-name="T6">La mejor nota de griego es siempre mayor que la mejor de francés.</text:span></text:p>
      <text:p text:style-name="P14"><text:span text:style-name="T6"/></text:p>
      <text:p text:style-name="P15"><text:span text:style-name="T6"><text:tab/>V</text:span><text:span text:style-name="T12">x1 Vx2 [ </text:span><text:span text:style-name="T13">NotaGriego(x1) ^ NotaFrancés(x2) ] → Iguales(Mayor(x1, x2), x1)</text:span></text:p>
      <text:p text:style-name="P15"><text:span text:style-name="T13"/></text:p>
      <text:p text:style-name="P15"><text:span text:style-name="T13"><text:tab/>Aclaraciones: El significado es que para cualquier par de valores x1 y x2 que cumplan que son notas de Griego y de Francés, se cumple que la mayor nota es la de griego. La función mayor devolvería al mayor de ambos y la función iguales un booleano.</text:span></text:p>
      <text:p text:style-name="P15"><text:span text:style-name="T13"/></text:p>
      <text:p text:style-name="P16"><text:span text:style-name="T6">5.- Toda persona que compra una póliza es inteligente.</text:span></text:p>
      <text:p text:style-name="P16"><text:span text:style-name="T6"/></text:p>
      <text:p text:style-name="P16"><text:span text:style-name="T6"><text:tab/></text:span><text:span text:style-name="T8">V</text:span><text:span text:style-name="T6">x ( Persona(x) ^ CompraPóliza(x) ) → Inteligente(x)</text:span></text:p>
      <text:p text:style-name="P16"><text:span text:style-name="T6"/></text:p>
      <text:p text:style-name="P16"><text:span text:style-name="T6">6.- Nadie compra una póliza cara.</text:span></text:p>
      <text:p text:style-name="P16"><text:span text:style-name="T6"/></text:p>
      <text:p text:style-name="P17"><text:span text:style-name="T6"><text:tab/></text:span><text:span text:style-name="T8">V</text:span><text:span text:style-name="T6">x ( Póliza(x) ^ EsCara(x) ) → </text:span><text:span text:style-name="T8">V</text:span><text:span text:style-name="T14">y </text:span><text:span text:style-name="T6">(</text:span><text:span text:style-name="T14">Persona(y) ^ ¬ CompraPóliza(y)</text:span><text:span text:style-name="T6">)</text:span></text:p>
      <text:p text:style-name="P17"><text:span text:style-name="T6"/></text:p>
      <text:p text:style-name="P17"><text:span text:style-name="T6"><text:tab/></text:span><text:span text:style-name="T15">Aclaraciones: </text:span><text:span text:style-name="T16">Para todo x, que es póliza y es cara, implica que para todo y, que es persona, no la compra. </text:span></text:p>
      <text:p text:style-name="P17"><text:span text:style-name="T16"/></text:p>
      <text:p text:style-name="P18"><text:span text:style-name="T6">7.- </text:span><text:span text:style-name="T17">Hay un agente que vende pólizas solo a gente no asegurada.</text:span></text:p>
      <text:p text:style-name="P18"><text:span text:style-name="T17"/></text:p>
      <text:p text:style-name="P18"><text:span text:style-name="T17"><text:tab/>Ǝx </text:span><text:span text:style-name="T8">V</text:span><text:span text:style-name="T17">y ( Agente(x) ^ VendePóliza(x, y) )</text:span><text:span text:style-name="T6"> →</text:span><text:span text:style-name="T17"> (Persona(y) ^ NoAsegurad@(y) )</text:span></text:p>
      <text:p text:style-name="P18"><text:span text:style-name="T17"/></text:p>
      <text:p text:style-name="P18"><text:span text:style-name="T17"><text:tab/>Aclaraciones: Existe un x para todo y que implica que si ese x es agente y le vende una póliza a y entonces ese y es persona y no tiene seguro.</text:span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oft-page-break/><text:span text:style-name="T17"/></text:p>
      <text:p text:style-name="P19"><text:span text:style-name="T6">8.- Hay un barbero que afeita a todos los hombre en la ciudad que no se afeitan solos.</text:span></text:p>
      <text:p text:style-name="P19"><text:span text:style-name="T6"/></text:p>
      <text:p text:style-name="P19"><text:span text:style-name="T6"><text:tab/>Ǝx </text:span><text:span text:style-name="T8">V</text:span><text:span text:style-name="T6">y <text:s/>( Barbero(x) ^ Afeita(x, y) ) → (Hombre(y) ^ ViveEnLaCiudad(y) ^ NoSeAfeitaSolo(y) )</text:span></text:p>
      <text:p text:style-name="P19"><text:span text:style-name="T6"/></text:p>
      <text:p text:style-name="P19"><text:span text:style-name="T6">9.- Cada persona nacida en UK, cuyos padres son, o bien ciudadanos o bien residentes de UK, es un ciudadano de UK por nacimiento.</text:span></text:p>
      <text:p text:style-name="P19"><text:span text:style-name="T6"/></text:p>
      <text:p text:style-name="P20"><text:span text:style-name="T6"><text:tab/></text:span><text:span text:style-name="T8">V</text:span><text:span text:style-name="T18">x,y,z ( Persona(x) ^ </text:span><text:span text:style-name="T20">NacidoEnUK(x) ^ </text:span><text:span text:style-name="T18">CiudadanoNacimientoUK(x) ) ↔ <text:s/></text:span></text:p>
      <text:p text:style-name="P20"><text:span text:style-name="T18">( ( <text:s/>Persona(y) ^ </text:span><text:span text:style-name="T20">Es</text:span><text:span text:style-name="T18">Padre(x, y) ^ ( CiudadanoUK(y) ˅ ResidenteUK(y) ) ) ^ </text:span></text:p>
      <text:p text:style-name="P20"><text:span text:style-name="T18"><text:s/>( <text:s/>Persona(z) ^ </text:span><text:span text:style-name="T20">Es</text:span><text:span text:style-name="T18">Padre(x, z) ^ ( CiudadanoUK(z) ˅ ResidenteUK(z) ) ) )</text:span></text:p>
      <text:p text:style-name="P20"><text:span text:style-name="T18"/></text:p>
      <text:p text:style-name="P20"><text:span text:style-name="T18"><text:tab/></text:span><text:span text:style-name="T19">Aclaraciones: Para cualquier x, si es persona </text:span><text:span text:style-name="T20">nacida en UK y </text:span><text:span text:style-name="T19">ciudadano por nacimiento de UK, entonces para todo y y para todo z, estos deben ser personas, padres de x y ciudadanos o residentes de UK y si lo son entonces x en ciudadano por nacimiento de UK.</text:span></text:p>
      <text:p text:style-name="P20"><text:span text:style-name="T19"/></text:p>
      <text:p text:style-name="P21"><text:span text:style-name="T19">1</text:span><text:span text:style-name="T6">0.- Una persona nacida fuera de UK y uno de sus padres es ciudadano por nacimiento de UK , entonces es ciudadano de UK por descendencia.</text:span></text:p>
      <text:p text:style-name="P21"><text:span text:style-name="T6"/></text:p>
      <text:p text:style-name="P21"><text:span text:style-name="T6"><text:tab/></text:span><text:span text:style-name="T8">V</text:span><text:span text:style-name="T6">x,y,z (Persona(x) ^ CiudadanoDescendenciaUK(x) ) ↔ ( (Persona(y) ^ EsPadre(x, y) ^ CiudadanoNacimientoUK(y) ) </text:span><text:span text:style-name="T18">˅ <text:s/></text:span><text:span text:style-name="T6">(Persona(z) ^ EsPadre(x, z) ^ CiudadanoNacimientoUK(z) ) )</text:span></text:p>
      <text:p text:style-name="P21"><text:span text:style-name="T6"/></text:p>
      <text:p text:style-name="P3"><text:span text:style-name="T2">Problema 8.</text:span><text:span text:style-name="T22">7</text:span><text:span text:style-name="T2"> del libro “Artifical Intelligence. A Modern Aproach”</text:span></text:p>
      <text:p text:style-name="P3"><text:span text:style-name="T21"/></text:p>
      <text:p text:style-name="P9"><text:span text:style-name="T2">Representar la sentencia “Todos los alemanes hablan los mismos idiomas” en lógica de predicados. Usa Habla(x, 1) para especificar que la persona x habla en lenguaje 1.</text:span></text:p>
      <text:p text:style-name="P9"><text:span text:style-name="T2"/></text:p>
      <text:p text:style-name="P9"><text:span text:style-name="T2"><text:tab/></text:span><text:span text:style-name="T23">V</text:span><text:span text:style-name="T2">x,y (Alemán(x) ^ Alemán(y)) → [</text:span><text:span text:style-name="T23">V</text:span><text:span text:style-name="T2">z ( Idioma(z) ^ Habla(x, z) ) → Habla(y, z)]</text:span></text:p>
      <text:p text:style-name="P9"><text:span text:style-name="T2"/></text:p>
      <text:p text:style-name="P10"><text:span text:style-name="T2"><text:tab/>Aclaraciones: Para todo par de alemanes x e y, implica que si x habla el idioma z, entonces y también lo habla.</text:span></text:p>
      <text:p text:style-name="P10"><text:span text:style-name="T2"/></text:p>
      <text:p text:style-name="P4"><text:span text:style-name="T2">Problema 8.</text:span><text:span text:style-name="T24">8</text:span><text:span text:style-name="T2"> del libro “Artifical Intelligence. A Modern Aproach”</text:span></text:p>
      <text:p text:style-name="P4"><text:span text:style-name="T2"/></text:p>
      <text:p text:style-name="P10"><text:span text:style-name="T2">¿Qué axioma se necesita para inferir Mujer(Laura) partiendo de Hombre(Jim) y Esposa(Jim, Laura)?</text:span></text:p>
      <text:p text:style-name="P10"><text:span text:style-name="T2"/></text:p>
      <text:p text:style-name="P10"><text:span text:style-name="T2">(Hombre(Jim) ^ Esposo(Laura, Jim)) ↔ (Mujer(Laura) ^ Esposa(Jim, Laura)</text:span></text:p>
      <text:p text:style-name="P10"><text:span text:style-name="T2"/></text:p>
      <text:p text:style-name="P10"><text:span text:style-name="T2">Haría falta un bicondicional que indique que Jim es un hombre y el esposo de Laura si y solo si Laura es una mujer y es su esposa. Así si Laura no es una mujer todo sería falso, al igual que si no fuese su mujer, y si Jim no fuese hombre o no fuese su marido, todo sería falso.</text:span></text:p>
      <text:p text:style-name="P10"><text:span text:style-name="T2"/></text:p>
      <text:p text:style-name="P5"><text:span text:style-name="T2">Problema 8.</text:span><text:span text:style-name="T26">10</text:span><text:span text:style-name="T2"> del libro “Artifical Intelligence. A Modern Aproach”</text:span></text:p>
      <text:p text:style-name="P12"><text:span text:style-name="T2"/></text:p>
      <text:p text:style-name="P22"><text:span text:style-name="T6"/></text:p>
      <text:p text:style-name="P19"><text:span text:style-name="T6"/></text:p>
      <text:p text:style-name="P19"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8:01:54.122601694</meta:creation-date>
    <dc:date>2019-03-26T20:23:58.964513910</dc:date>
    <meta:editing-duration>PT1H6M34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619" meta:character-count="3524" meta:non-whitespace-character-count="2919"/>
  </office:meta>
</office:document-meta>
</file>